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46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Story ID</text:p>
          </table:table-cell>
          <table:table-cell table:style-name="ce3" office:value-type="string">
            <text:p>Titl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Points</text:p>
          </table:table-cell>
          <table:table-cell table:style-name="ce3"/>
          <table:table-cell table:style-name="ce1" office:value-type="string">
            <text:p>Iteration</text:p>
          </table:table-cell>
          <table:table-cell table:style-name="ce3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rdware cost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stem Siz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ystem Size fetching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put Panel Distribu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put Panel Efficiency dat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nel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ariff rate inpu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put inverter efficienc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nverter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onth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rdware cost fetching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fficiency loss calculati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actoring in inverter cos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ai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verage daytime hourly power usag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uto-fill roof area percentage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ocation input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isplay cumulative annual saving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fficiency loss data fetching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nel lifetime fetching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isplay estaimted efficiency over life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ariff rate fetching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isplay power generation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verage daylight hours for locatio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obile application</text:p>
          </table:table-cell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3,4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ocation fetching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rinting report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aving report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mpare two configuration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fficiency checking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isplay panel outpu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mmercial setup calculation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3:Sheet1.F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ran Kartaschew</meta:initial-creator>
    <meta:creation-date>2012-08-15T23:34:36</meta:creation-date>
    <dc:date>2012-08-16T13:17:02</dc:date>
    <dc:creator>Darran Kartaschew</dc:creator>
    <meta:editing-duration>PT56M26S</meta:editing-duration>
    <meta:editing-cycles>20</meta:editing-cycles>
    <meta:generator>LibreOffice/3.5$Linux_X86_64 LibreOffice_project/350m1$Build-3</meta:generator>
    <meta:document-statistic meta:table-count="3" meta:cell-count="170" meta:object-count="0"/>
  </office:meta>
</office:document-meta>
</file>